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ctorClientHttpConnector.ReactorClientHttpConnector( HttpClient http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ctorClientHttpConnector.ReactorClientHttpConnector( ReactorResourceFactory factory , Function &lt; HttpClient , HttpClient &gt; 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actorClientHttpConnector.applyLoopResources( ReactorResource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actorClientHttpConnector.connect( HttpMethod method , URI uri , Function &lt; ? super ClientHttpRequest , Mono &lt; Void &gt; &gt; requestCallba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actorClientHttpConnector.adaptRequest( HttpMethod method , URI uri , HttpClientRequest request , NettyOutbound nettyOutbou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ClientHttpConnector.ReactorClientHttpConn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